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bacc" officeooo:paragraph-rsid="0021702f"/>
    </style:style>
    <style:style style:name="P2" style:family="paragraph" style:parent-style-name="Standard">
      <style:text-properties officeooo:rsid="001abacc" officeooo:paragraph-rsid="0021702f" fo:background-color="#ffff00"/>
    </style:style>
    <style:style style:name="T1" style:family="text">
      <style:text-properties officeooo:rsid="001ae0f5"/>
    </style:style>
    <style:style style:name="T2" style:family="text">
      <style:text-properties fo:color="#800000" officeooo:rsid="001ae0f5"/>
    </style:style>
    <style:style style:name="T3" style:family="text">
      <style:text-properties officeooo:rsid="001ae0f5" fo:background-color="#ffff00" loext:char-shading-value="0"/>
    </style:style>
    <style:style style:name="T4" style:family="text">
      <style:text-properties officeooo:rsid="001ae0f5" fo:background-color="#ffff00" loext:char-shading-value="0"/>
    </style:style>
    <style:style style:name="T5" style:family="text">
      <style:text-properties officeooo:rsid="0022c2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ånden ligger på bordet. Helt fladt. Fladt Fladtere<text:span text:style-name="T5">­</text:span> Fladest. Hånden er spændt fast med reb, som gnaver sig ind I håndledet. <text:span text:style-name="T1">Den bider. Da han åbner øjnene møder han det sorte mørke. Pludselig bliver døren slået op. </text:span><text:span text:style-name="T2">Det lede smil, mødte os I døren, kun oplyst af</text:span><text:span text:style-name="T1"> det månelys han lukke ind fortæller at nu er det for sent. Månelyset får hans økse til at glimte som en farlig diamant. Skyggen går tættere på, med tunge skridt. Det gør rummet endnu mørkere. Han for et stik I øjnene da skærende lys</text:span></text:p>
      <text:p text:style-name="P1"><text:span text:style-name="T4"><text:s/>tændes tæt, tættere, tættest på hans hoved. Det blænder ham. Hans ansigts svider. Hans tårer opvarmes under lampen og efterlader skoldede streger ned af hans kinder. Øksens klinge slikker tårene op, som en tørstig mund. Den finder vej ned af halsen helt ned af armen og når sin endestation – fingeren.</text:span><text:span text:style-name="T1"> Sveden pipler ud af hans porer. Endnu mere for øksen at slikke op. Men det er ikke hvad øksen ønsker. Blod. Den hungrer efter blod. Hans blod. Blod rødere end snehvides læber. Og øksen ved at han har præcis dette. Uden tøven slår den til sammen med sin makker, Hammeren. Hammeren springer hurtigt hen til hånden, offeret, hånden. Hammeren begynder sit arbejde som han er vant til, at slå, slå hårdt, Hammeren knuste han knogler, I tusinde stykker, og blodet sprøjtede ud, hvorefter øksen så sit snit, for at angribe og cutte fingeren af. Øksen to tilløb, og øksen smuttede lige gennem fingeren, før den overhovedet var begyndt. Ud af fingeren flød, blod og smadrede knogl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40:00.576688177</meta:creation-date>
    <dc:date>2017-05-24T11:09:53.218728635</dc:date>
    <meta:editing-duration>P1DT2H57S</meta:editing-duration>
    <meta:editing-cycles>10</meta:editing-cycles>
    <meta:generator>LibreOffice/5.1.6.2$Linux_X86_64 LibreOffice_project/10m0$Build-2</meta:generator>
    <meta:document-statistic meta:table-count="0" meta:image-count="0" meta:object-count="0" meta:page-count="1" meta:paragraph-count="2" meta:word-count="258" meta:character-count="1473" meta:non-whitespace-character-count="1215"/>
  </office:meta>
</office:document-meta>
</file>